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Mangal1" svg:font-family="Mangal"/>
    <style:font-face style:name="Courier New" svg:font-family="'Courier New'" style:font-adornments="Regular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6.6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4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text-properties style:font-name="Times New Roman" officeooo:rsid="001b2f02" officeooo:paragraph-rsid="001b2f02" style:font-name-complex="Times New Roman1"/>
    </style:style>
    <style:style style:name="P3" style:family="paragraph" style:parent-style-name="Standard"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text-properties style:font-name="Times New Roman" fo:font-weight="bold" officeooo:paragraph-rsid="0020054f" style:font-weight-asian="bold" style:font-name-complex="Times New Roman1"/>
    </style:style>
    <style:style style:name="P5" style:family="paragraph" style:parent-style-name="Standard">
      <style:text-properties style:font-name="Times New Roman" officeooo:rsid="0061fe96" officeooo:paragraph-rsid="0061fe96" style:font-name-complex="Times New Roman1"/>
    </style:style>
    <style:style style:name="P6" style:family="paragraph" style:parent-style-name="Standard">
      <style:text-properties officeooo:rsid="0061fe96" officeooo:paragraph-rsid="0061fe96"/>
    </style:style>
    <style:style style:name="P7" style:family="paragraph" style:parent-style-name="List_20_Paragraph" style:list-style-name="WWNum1">
      <style:text-properties style:font-name="Times New Roman" officeooo:rsid="00562d7a" officeooo:paragraph-rsid="00608e7c" style:font-name-complex="Times New Roman1"/>
    </style:style>
    <style:style style:name="P8" style:family="paragraph" style:parent-style-name="List_20_Paragraph" style:list-style-name="WWNum1">
      <style:text-properties style:font-name="Times New Roman" officeooo:rsid="00580cdc" officeooo:paragraph-rsid="00608e7c" style:font-name-complex="Times New Roman1"/>
    </style:style>
    <style:style style:name="P9" style:family="paragraph" style:parent-style-name="List_20_Paragraph" style:list-style-name="WWNum1">
      <style:text-properties style:font-name="Times New Roman" officeooo:rsid="005a9d85" officeooo:paragraph-rsid="00608e7c" style:font-name-complex="Times New Roman1"/>
    </style:style>
    <style:style style:name="P10" style:family="paragraph" style:parent-style-name="List_20_Paragraph" style:list-style-name="WWNum7">
      <style:text-properties style:font-name="Times New Roman" officeooo:paragraph-rsid="0023447c" style:font-name-complex="Times New Roman1"/>
    </style:style>
    <style:style style:name="P11" style:family="paragraph" style:parent-style-name="List_20_Paragraph" style:list-style-name="WWNum1">
      <style:text-properties style:font-name="Times New Roman" officeooo:rsid="00608e7c" officeooo:paragraph-rsid="00608e7c" style:font-name-complex="Times New Roman1"/>
    </style:style>
    <style:style style:name="P12" style:family="paragraph" style:parent-style-name="List_20_Paragraph">
      <style:text-properties style:font-name="Times New Roman" officeooo:rsid="00608e7c" officeooo:paragraph-rsid="00608e7c" style:font-name-complex="Times New Roman1"/>
    </style:style>
    <style:style style:name="P13" style:family="paragraph" style:parent-style-name="List_20_Paragraph" style:list-style-name="WWNum1">
      <style:text-properties style:font-name="Times New Roman" officeooo:rsid="0061fe96" officeooo:paragraph-rsid="0061fe96" style:font-name-complex="Times New Roman1"/>
    </style:style>
    <style:style style:name="P14" style:family="paragraph" style:parent-style-name="List_20_Paragraph" style:list-style-name="WWNum7">
      <style:text-properties style:font-name="Times New Roman" officeooo:rsid="0061fe96" officeooo:paragraph-rsid="0061fe96" style:font-name-complex="Times New Roman1"/>
    </style:style>
    <style:style style:name="P15" style:family="paragraph" style:parent-style-name="List_20_Paragraph" style:list-style-name="WWNum7">
      <style:text-properties style:font-name="Times New Roman" officeooo:rsid="006467f9" officeooo:paragraph-rsid="006467f9" style:font-name-complex="Times New Roman1"/>
    </style:style>
    <style:style style:name="P16" style:family="paragraph" style:parent-style-name="List_20_Paragraph" style:list-style-name="WWNum1">
      <style:text-properties style:font-name="Times New Roman" fo:font-weight="normal" officeooo:rsid="00580cdc" officeooo:paragraph-rsid="00562d7a" style:font-weight-asian="normal" style:font-name-complex="Times New Roman1" style:font-weight-complex="normal"/>
    </style:style>
    <style:style style:name="P17" style:family="paragraph" style:parent-style-name="List_20_Paragraph" style:list-style-name="WWNum1">
      <style:text-properties officeooo:rsid="00562d7a" officeooo:paragraph-rsid="00608e7c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20054f" style:font-name-complex="Times New Roman1"/>
    </style:style>
    <style:style style:name="T3" style:family="text">
      <style:text-properties style:font-name="Times New Roman" officeooo:rsid="0052652d" style:font-name-complex="Times New Roman1"/>
    </style:style>
    <style:style style:name="T4" style:family="text">
      <style:text-properties style:font-name="Times New Roman" officeooo:rsid="005d779d" style:font-name-complex="Times New Roman1"/>
    </style:style>
    <style:style style:name="T5" style:family="text">
      <style:text-properties style:font-name="Times New Roman" officeooo:rsid="005e0f8b" style:font-name-complex="Times New Roman1"/>
    </style:style>
    <style:style style:name="T6" style:family="text">
      <style:text-properties style:font-name="Times New Roman" officeooo:rsid="00608e7c" style:font-name-complex="Times New Roman1"/>
    </style:style>
    <style:style style:name="T7" style:family="text">
      <style:text-properties style:font-name="Times New Roman" officeooo:rsid="0061fe96" style:font-name-complex="Times New Roman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f685b" style:font-weight-asian="normal" style:font-weight-complex="normal"/>
    </style:style>
    <style:style style:name="T10" style:family="text">
      <style:text-properties fo:font-weight="normal" officeooo:rsid="0061fe96" style:font-weight-asian="normal" style:font-weight-complex="normal"/>
    </style:style>
    <style:style style:name="T11" style:family="text">
      <style:text-properties fo:font-weight="normal" officeooo:rsid="0062dd58" style:font-weight-asian="normal" style:font-weight-complex="normal"/>
    </style:style>
    <style:style style:name="T12" style:family="text">
      <style:text-properties fo:font-weight="normal" officeooo:rsid="00562d7a" style:font-weight-asian="normal" style:font-weight-complex="normal"/>
    </style:style>
    <style:style style:name="T13" style:family="text">
      <style:text-properties officeooo:rsid="00530cdf"/>
    </style:style>
    <style:style style:name="T14" style:family="text">
      <style:text-properties officeooo:rsid="00562d7a"/>
    </style:style>
    <style:style style:name="T15" style:family="text">
      <style:text-properties officeooo:rsid="0062dd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2">Chandler Griscom</text:p>
          </table:table-cell>
        </table:table-row>
        <table:table-row table:style-name="Table1.1">
          <table:table-cell table:style-name="Table1.A1" office:value-type="string">
            <text:p text:style-name="P1">Class</text:p>
          </table:table-cell>
          <table:table-cell table:style-name="Table1.A1" office:value-type="string">
            <text:p text:style-name="P1">ENGR 4813</text:p>
          </table:table-cell>
        </table:table-row>
        <table:table-row table:style-name="Table1.1">
          <table:table-cell table:style-name="Table1.A1" office:value-type="string">
            <text:p text:style-name="P1">Section</text:p>
          </table:table-cell>
          <table:table-cell table:style-name="Table1.A1" office:value-type="string">
            <text:p text:style-name="P1">9</text:p>
          </table:table-cell>
        </table:table-row>
        <table:table-row table:style-name="Table1.1"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<text:span text:style-name="T13">10/24</text:span>/17</text:p>
          </table:table-cell>
        </table:table-row>
        <table:table-row table:style-name="Table1.1">
          <table:table-cell table:style-name="Table1.A1" office:value-type="string">
            <text:p text:style-name="P1">Week Hours Estimate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<text:span text:style-name="T6">10/10</text:span><text:span text:style-name="T1"> </text:span><text:span text:style-name="T2">to </text:span><text:span text:style-name="T3">10/</text:span><text:span text:style-name="T6">16</text:span></text:p>
          </table:table-cell>
          <table:table-cell table:style-name="Table1.A1" office:value-type="string">
            <text:p text:style-name="P5">18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10/</text:span><text:span text:style-name="T6">17</text:span><text:span text:style-name="T3"> </text:span><text:span text:style-name="T2">to </text:span><text:bookmark text:name="_GoBack4"/><text:span text:style-name="T3">10/</text:span><text:span text:style-name="T6">23</text:span></text:p>
          </table:table-cell>
          <table:table-cell table:style-name="Table1.A1" office:value-type="string">
            <text:p text:style-name="P6"><text:span text:style-name="T7">2</text:span><text:span text:style-name="T1">0</text:span></text:p>
          </table:table-cell>
        </table:table-row>
      </table:table>
      <text:p text:style-name="P1"/>
      <text:p text:style-name="P4">Progress Update</text:p>
      <text:list xml:id="list838614125" text:style-name="WWNum1">
        <text:list-item>
          <text:p text:style-name="P11"><text:span text:style-name="T10">Received</text:span><text:span text:style-name="T8"> quote </text:span><text:span text:style-name="T11">&amp; datasheets</text:span><text:span text:style-name="T8"> for mCOM10-</text:span><text:span text:style-name="T11">K1</text:span><text:span text:style-name="T8"> board and locked it in as payload computer selection</text:span></text:p>
        </text:list-item>
        <text:list-item>
          <text:p text:style-name="P11"><text:span text:style-name="T9">C</text:span><text:span text:style-name="T8">ompleted component selection</text:span></text:p>
        </text:list-item>
        <text:list-item>
          <text:p text:style-name="P11"><text:span text:style-name="T10">Completed a</text:span><text:span text:style-name="T8">rchitectural design </text:span><text:span text:style-name="T10">of software components</text:span></text:p>
        </text:list-item>
        <text:list-item>
          <text:p text:style-name="P11"><text:span text:style-name="T8">Met with subteam to discuss architecture and responsibilities</text:span></text:p>
        </text:list-item>
        <text:list-item>
          <text:p text:style-name="P11"><text:span text:style-name="T8">Assembled more ???</text:span></text:p>
        </text:list-item>
        <text:list-item>
          <text:p text:style-name="P13"><text:span text:style-name="T8">Began preliminary discussion and design of communication protocols</text:span></text:p>
        </text:list-item>
        <text:list-item>
          <text:p text:style-name="P13"><text:span text:style-name="T8">Began bus simulator design with EE team</text:span></text:p>
        </text:list-item>
        <text:list-item>
          <text:p text:style-name="P13"><text:span text:style-name="T8">Completed some trade-off studies</text:span></text:p>
        </text:list-item>
        <text:list-item>
          <text:p text:style-name="P8"><text:span text:style-name="T11">Asked</text:span><text:span text:style-name="T12"> ISIS </text:span><text:span text:style-name="T11">for advice about simulating their flight computer</text:span></text:p>
        </text:list-item>
      </text:list>
      <text:p text:style-name="P1"/>
      <text:p text:style-name="P3">Upcoming</text:p>
      <text:list xml:id="list1112011223" text:style-name="WWNum7">
        <text:list-item>
          <text:p text:style-name="P14">Document / <text:span text:style-name="T15">diagram </text:span>architectural design of software components</text:p>
          <text:list>
            <text:list-item>
              <text:p text:style-name="P15">Fill out a design document?</text:p>
            </text:list-item>
          </text:list>
        </text:list-item>
        <text:list-item>
          <text:p text:style-name="P14">Begin work on point-matching algorithm</text:p>
        </text:list-item>
        <text:list-item>
          <text:p text:style-name="P14">Schedule more meetings / work sessions with subteam</text:p>
        </text:list-item>
        <text:list-item>
          <text:p text:style-name="P14">Build bus simulator with Prabodh</text:p>
        </text:list-item>
        <text:list-item>
          <text:p text:style-name="P14">Finish trade-off studies (particularly Camera)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Mangal1" svg:font-family="Mangal"/>
    <style:font-face style:name="Courier New" svg:font-family="'Courier New'" style:font-adornments="Regular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" text:bullet-char="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" text:bullet-char="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" text:bullet-char="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</meta:initial-creator>
    <meta:editing-cycles>57</meta:editing-cycles>
    <meta:creation-date>2017-09-09T16:29:00</meta:creation-date>
    <dc:date>2017-10-24T12:42:32.852811719</dc:date>
    <meta:editing-duration>P2DT21H26M23S</meta:editing-duration>
    <meta:generator>LibreOffice/5.4.2.2.0$Linux_X86_64 LibreOffice_project/40m0$Build-2</meta:generator>
    <meta:document-statistic meta:table-count="1" meta:image-count="0" meta:object-count="0" meta:page-count="1" meta:paragraph-count="31" meta:word-count="139" meta:character-count="852" meta:non-whitespace-character-count="7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